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96f1a" officeooo:paragraph-rsid="00096f1a" style:font-size-asian="24.5pt" style:font-size-complex="28pt"/>
    </style:style>
    <style:style style:name="P2" style:family="paragraph" style:parent-style-name="Standard">
      <style:text-properties fo:font-size="14pt" fo:font-weight="bold" officeooo:rsid="00096f1a" officeooo:paragraph-rsid="00096f1a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8pt" fo:font-weight="bold" officeooo:rsid="00096f1a" officeooo:paragraph-rsid="00096f1a" style:font-size-asian="15.75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text:s text:c="13"/>Programing Lab 3</text:p>
      <text:p text:style-name="P1"><text:s text:c="14"/>Practical nNo. 2</text:p>
      <text:p text:style-name="P1"/>
      <text:p text:style-name="P1">Name: Trishul Patil</text:p>
      <text:p text:style-name="P1">PRN:22510051</text:p>
      <text:p text:style-name="P1">Batch: T5</text:p>
      <text:p text:style-name="P1"/>
      <text:p text:style-name="P1">Topic: Study of HTML and CS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roblem Statement 1:Basic HTML</text:p>
      <text:p text:style-name="P3"/>
      <text:p text:style-name="P2"></text:p>
      <text:p text:style-name="P2"></text:p>
      <text:p text:style-name="P2"></text:p>
      <text:p text:style-name="P2"></text:p>
      <text:p text:style-name="P2">Create a HTML file named "course.html" with a proper document structure.</text:p>
      <text:p text:style-name="P2">Add a title to the webpage: "Introduction to [Your Course Name] Course".</text:p>
      <text:p text:style-name="P2">Create a header section with the course name as the main heading and a brief</text:p>
      <text:p text:style-name="P2">description as a subheading.</text:p>
      <text:p text:style-name="P2">Design a navigation menu with links to different sections of the page: "About the</text:p>
      <text:p text:style-name="P2">Course," "Course Outline," and "Instructors." (For this you may create separate</text:p>
      <text:p text:style-name="P2">pages and link them or you can create it on single page. But when you click on the</text:p>
      <text:p text:style-name="P2">navigation menu only those particular contents will be displayed)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5:57:06.185527573</meta:creation-date>
    <dc:date>2024-08-09T22:13:08.120876827</dc:date>
    <meta:editing-duration>PT6H5M51S</meta:editing-duration>
    <meta:editing-cycles>1</meta:editing-cycles>
    <meta:document-statistic meta:table-count="0" meta:image-count="0" meta:object-count="0" meta:page-count="2" meta:paragraph-count="19" meta:word-count="120" meta:character-count="716" meta:non-whitespace-character-count="588"/>
    <meta:generator>LibreOffice/7.3.7.2$Linux_X86_64 LibreOffice_project/30$Build-2</meta:generator>
  </office:meta>
</office:document-meta>
</file>